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5.2cm" svg:height="1.8cm" svg:x="9.8cm" svg:y="15.3cm">
          <text:p text:style-name="P1"><text:span text:style-name="T1">annotation set:</text:span></text:p>
          <text:p text:style-name="P1"><text:span text:style-name="T1">(e.g : exon,gen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8cm" svg:height="2cm" svg:x="1cm" svg:y="15.2cm">
          <text:p text:style-name="P1"><text:span text:style-name="T2">GF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5" draw:id="id5" draw:layer="layout" svg:width="1.8cm" svg:height="2cm" svg:x="1cm" svg:y="11.8cm">
          <text:p text:style-name="P1"><text:span text:style-name="T2">B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2" draw:id="id2" draw:layer="layout" svg:width="4.4cm" svg:height="1.8cm" svg:x="4cm" svg:y="15.3cm">
          <text:p text:style-name="P1"><text:span text:style-name="T3">genomInterv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5.2cm" svg:height="1.8cm" svg:x="9.8cm" svg:y="11.9cm">
          <text:p text:style-name="P1"><text:span text:style-name="T1">aligned read</text:span></text:p>
          <text:p text:style-name="P1"><text:span text:style-name="T1">inform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4cm" svg:height="1.8cm" svg:x="4cm" svg:y="11.9cm">
          <text:p text:style-name="P1"><text:span text:style-name="T3">shortRead,</text:span></text:p>
          <text:p text:style-name="P1"><text:span text:style-name="T3">Rsam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4.8cm" svg:height="1.8cm" svg:x="16.2cm" svg:y="15.3cm">
          <text:p text:style-name="P1"><text:span text:style-name="T4">genic annotation:</text:span></text:p>
          <text:p text:style-name="P1"><text:span text:style-name="T3">Iranges, </text:span></text:p>
          <text:p text:style-name="P1"><text:span text:style-name="T3">GenomicRan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4.8cm" svg:height="1.8cm" svg:x="16.2cm" svg:y="11.9cm">
          <text:p text:style-name="P1"><text:span text:style-name="T4">read coverage:</text:span></text:p>
          <text:p text:style-name="P1"><text:span text:style-name="T3">Iranges, </text:span></text:p>
          <text:p text:style-name="P1"><text:span text:style-name="T3">GenomicRan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9" draw:id="id9" draw:layer="layout" svg:width="5.2cm" svg:height="1.8cm" svg:x="22.4cm" svg:y="11.9cm">
          <text:p text:style-name="P1"><text:span text:style-name="T4">Read count </text:span></text:p>
          <text:p text:style-name="P1"><text:span text:style-name="T4">summarization:</text:span></text:p>
          <text:p text:style-name="P1"><text:span text:style-name="T3">easyRNAs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4.4cm" svg:height="1.8cm" svg:x="22.8cm" svg:y="15.2cm">
          <text:p text:style-name="P1"><text:span text:style-name="T2">count tab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.8cm" svg:y1="16.2cm" svg:x2="4cm" svg:y2="16.2cm" draw:start-shape="id1" draw:start-glue-point="7" draw:end-shape="id2" draw:end-glue-point="3" svg:d="M2800 16200h1200" svg:viewBox="0 0 1201 1">
          <text:p/>
        </draw:connector>
        <draw:connector draw:style-name="gr5" draw:text-style-name="P1" draw:layer="layout" draw:type="line" svg:x1="8.4cm" svg:y1="16.2cm" svg:x2="9.8cm" svg:y2="16.2cm" draw:start-shape="id2" draw:start-glue-point="1" draw:end-shape="id3" draw:end-glue-point="3" svg:d="M8400 16200h1400" svg:viewBox="0 0 1401 1">
          <text:p/>
        </draw:connector>
        <draw:connector draw:style-name="gr5" draw:text-style-name="P1" draw:layer="layout" draw:type="line" svg:x1="15cm" svg:y1="16.2cm" svg:x2="16.2cm" svg:y2="16.2cm" draw:start-shape="id3" draw:start-glue-point="1" draw:end-shape="id4" draw:end-glue-point="3" svg:d="M15000 16200h1200" svg:viewBox="0 0 1201 1">
          <text:p/>
        </draw:connector>
        <draw:connector draw:style-name="gr5" draw:text-style-name="P1" draw:layer="layout" draw:type="line" svg:x1="2.8cm" svg:y1="12.8cm" svg:x2="4cm" svg:y2="12.8cm" draw:start-shape="id5" draw:start-glue-point="7" draw:end-shape="id6" draw:end-glue-point="3" svg:d="M2800 12800h1200" svg:viewBox="0 0 1201 1">
          <text:p/>
        </draw:connector>
        <draw:connector draw:style-name="gr5" draw:text-style-name="P1" draw:layer="layout" draw:type="line" svg:x1="8.4cm" svg:y1="12.8cm" svg:x2="9.8cm" svg:y2="12.8cm" draw:start-shape="id6" draw:start-glue-point="1" draw:end-shape="id7" svg:d="M8400 12800h1400" svg:viewBox="0 0 1401 1">
          <text:p/>
        </draw:connector>
        <draw:connector draw:style-name="gr5" draw:text-style-name="P1" draw:layer="layout" draw:type="line" svg:x1="15cm" svg:y1="12.8cm" svg:x2="16.2cm" svg:y2="12.8cm" draw:start-shape="id7" draw:start-glue-point="1" draw:end-shape="id8" draw:end-glue-point="3" svg:d="M15000 12800h1200" svg:viewBox="0 0 1201 1">
          <text:p/>
        </draw:connector>
        <draw:connector draw:style-name="gr5" draw:text-style-name="P1" draw:layer="layout" draw:type="line" svg:x1="21cm" svg:y1="12.8cm" svg:x2="22.4cm" svg:y2="12.8cm" draw:start-shape="id8" draw:start-glue-point="1" draw:end-shape="id9" draw:end-glue-point="3" svg:d="M21000 12800h1400" svg:viewBox="0 0 1401 1">
          <text:p/>
        </draw:connector>
        <draw:connector draw:style-name="gr5" draw:text-style-name="P1" draw:layer="layout" draw:type="line" svg:x1="25cm" svg:y1="13.7cm" svg:x2="25cm" svg:y2="15.2cm" draw:start-shape="id9" draw:start-glue-point="2" draw:end-shape="id10" draw:end-glue-point="0" svg:d="M25000 13700v1500" svg:viewBox="0 0 1 1501">
          <text:p/>
        </draw:connector>
        <draw:custom-shape draw:style-name="gr2" draw:text-style-name="P3" draw:layer="layout" svg:width="1.8cm" svg:height="2cm" svg:x="1cm" svg:y="0.6cm">
          <text:p text:style-name="P1"><text:span text:style-name="T2">Fastq</text:span></text:p>
          <text:p text:style-name="P1"><text:span text:style-name="T2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11" draw:id="id11" draw:layer="layout" svg:width="1.8cm" svg:height="2cm" svg:x="1cm" svg:y="0.6cm">
          <text:p text:style-name="P1"><text:span text:style-name="T2">Fastq</text:span></text:p>
          <text:p text:style-name="P1"><text:span text:style-name="T2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13" draw:id="id13" draw:layer="layout" svg:width="1.8cm" svg:height="2cm" svg:x="3.2cm" svg:y="0.6cm">
          <text:p text:style-name="P1"><text:span text:style-name="T2">Fastq</text:span></text:p>
          <text:p text:style-name="P1"><text:span text:style-name="T2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14" draw:id="id14" draw:layer="layout" svg:width="1.8cm" svg:height="2cm" svg:x="5.4cm" svg:y="0.6cm">
          <text:p text:style-name="P1"><text:span text:style-name="T2">Fastq</text:span></text:p>
          <text:p text:style-name="P1"><text:span text:style-name="T2">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15" draw:id="id15" draw:layer="layout" svg:width="1.8cm" svg:height="2cm" svg:x="7.6cm" svg:y="0.6cm">
          <text:p text:style-name="P1"><text:span text:style-name="T2">Fastq</text:span></text:p>
          <text:p text:style-name="P1"><text:span text:style-name="T2">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xml:id="id12" draw:id="id12" draw:layer="layout" svg:width="4.4cm" svg:height="1.8cm" svg:x="12.2cm" svg:y="3cm">
          <text:p text:style-name="P1"><text:span text:style-name="T3">BWA mem</text:span></text:p>
          <text:p text:style-name="P1"><text:span text:style-name="T3">(alignment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.9cm" svg:y1="2.6cm" svg:x2="12.2cm" svg:y2="3.9cm" draw:start-shape="id11" draw:start-glue-point="6" draw:end-shape="id12" draw:end-glue-point="3" svg:d="M1900 2600v1300h10300" svg:viewBox="0 0 10301 1301">
          <text:p/>
        </draw:connector>
        <draw:connector draw:style-name="gr5" draw:text-style-name="P1" draw:layer="layout" svg:x1="4.1cm" svg:y1="2.6cm" svg:x2="12.2cm" svg:y2="3.9cm" draw:start-shape="id13" draw:start-glue-point="6" draw:end-shape="id12" draw:end-glue-point="3" svg:d="M4100 2600v1300h8100" svg:viewBox="0 0 8101 1301">
          <text:p/>
        </draw:connector>
        <draw:connector draw:style-name="gr5" draw:text-style-name="P1" draw:layer="layout" svg:x1="6.3cm" svg:y1="2.6cm" svg:x2="12.2cm" svg:y2="3.9cm" draw:start-shape="id14" draw:start-glue-point="6" draw:end-shape="id12" draw:end-glue-point="3" svg:d="M6300 2600v1300h5900" svg:viewBox="0 0 5901 1301">
          <text:p/>
        </draw:connector>
        <draw:connector draw:style-name="gr5" draw:text-style-name="P1" draw:layer="layout" svg:x1="8.5cm" svg:y1="2.6cm" svg:x2="12.2cm" svg:y2="3.9cm" draw:start-shape="id15" draw:start-glue-point="6" draw:end-shape="id12" draw:end-glue-point="3" svg:d="M8500 2600v1300h3700" svg:viewBox="0 0 3701 1301">
          <text:p/>
        </draw:connector>
        <draw:custom-shape draw:style-name="gr2" draw:text-style-name="P3" xml:id="id18" draw:id="id18" draw:layer="layout" svg:width="1.8cm" svg:height="2cm" svg:x="21.4cm" svg:y="0.6cm">
          <text:p text:style-name="P1"><text:span text:style-name="T2">Fasta</text:span></text:p>
          <text:p text:style-name="P1"><text:span text:style-name="T5">reference</text:span></text:p>
          <text:p text:style-name="P1"><text:span text:style-name="T5">genome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xml:id="id17" draw:id="id17" draw:layer="layout" svg:width="4.4cm" svg:height="1.8cm" svg:x="18.8cm" svg:y="5.7cm">
          <text:p text:style-name="P1"><text:span text:style-name="T3">Samtools</text:span></text:p>
          <text:p text:style-name="P1"><text:span text:style-name="T3">View</text:span></text:p>
          <text:p text:style-name="P1"><text:span text:style-name="T6">(binary conversion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1.8cm" svg:height="2cm" svg:x="13.5cm" svg:y="5.6cm">
          <text:p text:style-name="P1"><text:span text:style-name="T2">S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draw:type="line" svg:x1="15.3cm" svg:y1="6.6cm" svg:x2="18.8cm" svg:y2="6.6cm" draw:start-shape="id16" draw:start-glue-point="7" draw:end-shape="id17" draw:end-glue-point="3" svg:d="M15300 6600h3500" svg:viewBox="0 0 3501 1">
          <text:p/>
        </draw:connector>
        <draw:custom-shape draw:style-name="gr6" draw:text-style-name="P4" xml:id="id20" draw:id="id20" draw:layer="layout" svg:width="4.4cm" svg:height="1.8cm" svg:x="12.2cm" svg:y="8.7cm">
          <text:p text:style-name="P1"><text:span text:style-name="T3">Samtools</text:span></text:p>
          <text:p text:style-name="P1"><text:span text:style-name="T3">Sort</text:span></text:p>
          <text:p text:style-name="P1"><text:span text:style-name="T6">(genomic sort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9" draw:id="id19" draw:layer="layout" svg:width="1.8cm" svg:height="2cm" svg:x="20.1cm" svg:y="8.6cm">
          <text:p text:style-name="P1"><text:span text:style-name="T2">BAM</text:span></text:p>
          <text:p text:style-name="P1"><text:span text:style-name="T5">unsor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22.3cm" svg:y1="2.6cm" svg:x2="16.6cm" svg:y2="3.9cm" draw:start-shape="id18" draw:start-glue-point="6" draw:end-shape="id12" svg:d="M22300 2600v1300h-5700" svg:viewBox="0 0 5701 1301">
          <text:p/>
        </draw:connector>
        <draw:connector draw:style-name="gr5" draw:text-style-name="P1" draw:layer="layout" svg:x1="14.4cm" svg:y1="4.8cm" svg:x2="14.4cm" svg:y2="5.6cm" draw:start-shape="id12" draw:start-glue-point="2" draw:end-shape="id16" draw:end-glue-point="4" svg:d="M14400 4800v800" svg:viewBox="0 0 1 801">
          <text:p/>
        </draw:connector>
        <draw:connector draw:style-name="gr5" draw:text-style-name="P1" draw:layer="layout" draw:type="line" svg:x1="21cm" svg:y1="7.5cm" svg:x2="21cm" svg:y2="8.6cm" draw:start-shape="id17" draw:start-glue-point="2" draw:end-shape="id19" draw:end-glue-point="4" svg:d="M21000 7500v1100" svg:viewBox="0 0 1 1101">
          <text:p/>
        </draw:connector>
        <draw:connector draw:style-name="gr5" draw:text-style-name="P1" draw:layer="layout" draw:type="line" svg:x1="20.1cm" svg:y1="9.6cm" svg:x2="16.6cm" svg:y2="9.6cm" draw:start-shape="id19" draw:start-glue-point="5" draw:end-shape="id20" draw:end-glue-point="1" svg:d="M20100 9600h-3500" svg:viewBox="0 0 3501 1">
          <text:p/>
        </draw:connector>
        <draw:connector draw:style-name="gr5" draw:text-style-name="P1" draw:layer="layout" svg:x1="12.2cm" svg:y1="9.6cm" svg:x2="1.9cm" svg:y2="11.8cm" draw:start-shape="id20" draw:start-glue-point="3" draw:end-shape="id5" draw:end-glue-point="4" svg:d="M12200 9600h-10300v2200" svg:viewBox="0 0 10301 2201">
          <text:p/>
        </draw:connector>
        <draw:connector draw:style-name="gr5" draw:text-style-name="P1" draw:layer="layout" svg:x1="21cm" svg:y1="16.2cm" svg:x2="22.4cm" svg:y2="12.8cm" draw:start-shape="id4" draw:start-glue-point="1" draw:end-shape="id9" draw:end-glue-point="3" svg:d="M21000 16200h701v-3400h699" svg:viewBox="0 0 1401 3401">
          <text:p/>
        </draw:connector>
        <draw:custom-shape draw:style-name="gr3" draw:text-style-name="P6" xml:id="id22" draw:id="id22" draw:layer="layout" svg:width="4.8cm" svg:height="1.8cm" svg:x="16.2cm" svg:y="18cm">
          <text:p text:style-name="P1"><text:span text:style-name="T7">RPKM </text:span></text:p>
          <text:p text:style-name="P1"><text:span text:style-name="T7">normalisation</text:span></text:p>
          <text:p text:style-name="P1"><text:span text:style-name="T3">easyRNAs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3" draw:id="id23" draw:layer="layout" svg:width="5.2cm" svg:height="1.8cm" svg:x="9.8cm" svg:y="18cm">
          <text:p text:style-name="P1"><text:span text:style-name="T2">Normalized</text:span></text:p>
          <text:p text:style-name="P1"><text:span text:style-name="T2">count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5.2cm" svg:height="1.8cm" svg:x="22.4cm" svg:y="15.2cm">
          <text:p text:style-name="P1"><text:span text:style-name="T1">Count tab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5cm" svg:y1="17cm" svg:x2="21cm" svg:y2="18.9cm" draw:start-shape="id21" draw:start-glue-point="2" draw:end-shape="id22" svg:d="M25000 17000v1900h-4000" svg:viewBox="0 0 4001 1901">
          <text:p/>
        </draw:connector>
        <draw:connector draw:style-name="gr5" draw:text-style-name="P1" draw:layer="layout" draw:type="line" svg:x1="16.2cm" svg:y1="18.9cm" svg:x2="15cm" svg:y2="18.9cm" draw:start-shape="id22" draw:start-glue-point="3" draw:end-shape="id23" draw:end-glue-point="1" svg:d="M16200 18900h-1200" svg:viewBox="0 0 1201 1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5-04T18:00:16.697693543</meta:creation-date>
    <dc:date>2015-05-19T15:45:51.414932666</dc:date>
    <dc:creator>jeanne </dc:creator>
    <meta:editing-duration>PT46M59S</meta:editing-duration>
    <meta:editing-cycles>5</meta:editing-cycles>
    <meta:generator>LibreOffice/4.2.8.2$Linux_X86_64 LibreOffice_project/420$Build-2</meta:generator>
    <meta:document-statistic meta:object-count="68"/>
  </office:meta>
</office:document-meta>
</file>